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.5in" fo:margin-right="0in" fo:text-align="start" fo:text-indent="0in"/>
    </style:style>
    <style:style style:name="P8" style:family="paragraph">
      <style:paragraph-properties fo:margin-left="0.5in" fo:margin-right="0in" fo:text-align="start" fo:text-indent="-0.2441in"/>
    </style:style>
    <style:style style:name="P9" style:family="paragraph">
      <loext:graphic-properties draw:fill-color="#ffffff"/>
      <style:paragraph-properties fo:margin-left="0.5in" fo:margin-right="0in" fo:text-align="start" fo:text-indent="0in"/>
      <style:text-properties fo:color="#ff3333" fo:font-size="12pt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center"/>
      <style:text-properties fo:color="#ff3333" fo:font-size="12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-color="#eeeeee"/>
      <style:paragraph-properties fo:text-align="center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color="#ff3333" fo:font-size="12pt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3333"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fo:font-size="12pt" style:text-underline-style="none" fo:font-weight="normal" style:font-weight-asian="normal" style:font-weight-complex="normal"/>
    </style:style>
    <style:style style:name="T5" style:family="text"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0.7189in" fo:min-width="1.1665in" style:run-through="foreground"/>
    </style:style>
    <style:style style:name="gr3" style:family="graphic">
      <style:graphic-properties draw:fill-color="#eeeeee" draw:textarea-horizontal-align="justify" draw:textarea-vertical-align="middle" draw:auto-grow-height="false" fo:min-height="0.6457in" fo:min-width="1.1319in" style:run-through="foreground"/>
    </style:style>
    <style:style style:name="gr4" style:family="graphic">
      <style:graphic-properties draw:fill-color="#eeeeee" draw:textarea-horizontal-align="justify" draw:textarea-vertical-align="middle" draw:auto-grow-height="false" fo:min-height="0.6043in" fo:min-width="1.1772in" style:run-through="foreground"/>
    </style:style>
    <style:style style:name="gr5" style:family="graphic">
      <style:graphic-properties draw:fill-color="#eeeeee" draw:textarea-horizontal-align="justify" draw:textarea-vertical-align="middle" draw:auto-grow-height="false" fo:min-height="0.5in" fo:min-width="1.1354in" style:run-through="foreground"/>
    </style:style>
    <style:style style:name="gr6" style:family="graphic">
      <style:graphic-properties draw:fill-color="#eeeeee" draw:textarea-horizontal-align="justify" draw:textarea-vertical-align="middle" draw:auto-grow-height="false" fo:min-height="0.5in" fo:min-width="0.9272in" style:run-through="foreground"/>
    </style:style>
    <style:style style:name="gr7" style:family="graphic">
      <style:graphic-properties draw:fill-color="#eeeeee" draw:textarea-horizontal-align="justify" draw:textarea-vertical-align="middle" draw:auto-grow-height="false" fo:min-height="0.5008in" fo:min-width="1.1866in" style:run-through="foreground"/>
    </style:style>
    <style:style style:name="gr8" style:family="graphic">
      <style:graphic-properties draw:fill-color="#eeeeee" draw:textarea-horizontal-align="justify" draw:textarea-vertical-align="middle" draw:auto-grow-height="false" fo:min-height="0.5in" fo:min-width="1.2602in" style:run-through="foreground"/>
    </style:style>
    <style:style style:name="gr9" style:family="graphic">
      <style:graphic-properties draw:fill-color="#eeeeee" draw:textarea-horizontal-align="justify" draw:textarea-vertical-align="middle" draw:auto-grow-height="false" fo:min-height="0.5in" fo:min-width="0.8854in" style:run-through="foreground"/>
    </style:style>
    <style:style style:name="gr10" style:family="graphic">
      <style:graphic-properties draw:fill-color="#eeeeee" draw:textarea-horizontal-align="justify" draw:textarea-vertical-align="middle" draw:auto-grow-height="false" fo:min-height="0.5in" fo:min-width="1.2398in" style:run-through="foreground"/>
    </style:style>
    <style:style style:name="gr11" style:family="graphic">
      <style:graphic-properties draw:textarea-horizontal-align="justify" draw:textarea-vertical-align="middle" draw:auto-grow-height="false" fo:min-height="0.1146in" fo:min-width="0.7189in" style:run-through="foreground"/>
    </style:style>
    <style:style style:name="gr12" style:family="graphic">
      <style:graphic-properties draw:textarea-horizontal-align="justify" draw:textarea-vertical-align="middle" draw:auto-grow-height="false" fo:min-height="0.1681in" fo:min-width="0.7201in" style:run-through="foreground"/>
    </style:style>
    <style:style style:name="gr13" style:family="graphic">
      <style:graphic-properties draw:textarea-horizontal-align="justify" draw:textarea-vertical-align="middle" draw:auto-grow-height="false" fo:min-height="0.1689in" fo:min-width="2.7083in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textarea-horizontal-align="justify" draw:textarea-vertical-align="middle" draw:auto-grow-height="false" fo:min-height="0.5311in" fo:min-width="0.1043in" style:run-through="foreground"/>
    </style:style>
    <style:style style:name="gr16" style:family="graphic">
      <style:graphic-properties draw:textarea-horizontal-align="justify" draw:textarea-vertical-align="middle" draw:auto-grow-height="false" fo:min-height="0.4583in" fo:min-width="0.1043in" style:run-through="foreground"/>
    </style:style>
    <style:style style:name="gr17" style:family="graphic">
      <style:graphic-properties draw:textarea-horizontal-align="justify" draw:textarea-vertical-align="middle" draw:auto-grow-height="false" fo:min-height="0.5492in" fo:min-width="0.1028in" style:run-through="foreground"/>
    </style:style>
    <style:style style:name="gr18" style:family="graphic">
      <style:graphic-properties draw:textarea-horizontal-align="justify" draw:textarea-vertical-align="middle" draw:auto-grow-height="false" fo:min-height="0.1689in" fo:min-width="2.6701in" style:run-through="foreground"/>
    </style:style>
    <style:style style:name="gr19" style:family="graphic">
      <style:graphic-properties draw:fill-color="#ffffff" draw:textarea-horizontal-align="justify" draw:textarea-vertical-align="middle" draw:auto-grow-height="false" fo:min-height="0.3543in" fo:min-width="4.4791in" style:run-through="foreground"/>
    </style:style>
    <style:style style:name="gr20" style:family="graphic">
      <style:graphic-properties draw:fill-color="#ffffff" draw:textarea-horizontal-align="justify" draw:textarea-vertical-align="middle" draw:auto-grow-height="false" fo:min-height="2.5728in" fo:min-width="1.8335in" style:run-through="foreground"/>
    </style:style>
    <style:style style:name="gr21" style:family="graphic">
      <style:graphic-properties draw:fill-color="#eeeeee" draw:textarea-horizontal-align="justify" draw:textarea-vertical-align="middle" draw:auto-grow-height="false" fo:min-height="2.211in" fo:min-width="2.4382in" style:run-through="foreground"/>
    </style:style>
    <style:style style:name="gr22" style:family="graphic">
      <style:graphic-properties draw:fill-color="#ffffff" draw:textarea-horizontal-align="justify" draw:textarea-vertical-align="middle" draw:auto-grow-height="false" fo:min-height="1.0209in" fo:min-width="4.6563in" style:run-through="foreground"/>
    </style:style>
    <style:style style:name="gr23" style:family="graphic">
      <style:graphic-properties draw:fill-color="#eeeeee" draw:textarea-horizontal-align="justify" draw:textarea-vertical-align="middle" draw:auto-grow-height="false" fo:min-height="2.2917in" fo:min-width="2.3654in" style:run-through="foreground"/>
    </style:style>
    <style:style style:name="gr24" style:family="graphic">
      <style:graphic-properties draw:fill-color="#eeeeee" draw:textarea-horizontal-align="justify" draw:textarea-vertical-align="middle" draw:auto-grow-height="false" fo:min-height="2.2925in" fo:min-width="2.7299in" style:run-through="foreground"/>
    </style:style>
    <style:style style:name="gr25" style:family="graphic">
      <style:graphic-properties draw:fill-color="#eeeeee" draw:textarea-horizontal-align="justify" draw:textarea-vertical-align="middle" draw:auto-grow-height="false" fo:min-height="2.2098in" fo:min-width="2.6453in" style:run-through="foreground"/>
    </style:style>
    <style:style style:name="gr26" style:family="graphic">
      <style:graphic-properties draw:fill-color="#eeeeee" draw:textarea-horizontal-align="justify" draw:textarea-vertical-align="middle" draw:auto-grow-height="false" fo:min-height="2.25in" fo:min-width="2.3437in" style:run-through="foreground"/>
    </style:style>
    <style:style style:name="gr27" style:family="graphic">
      <style:graphic-properties draw:fill-color="#eeeeee" draw:textarea-horizontal-align="justify" draw:textarea-vertical-align="middle" draw:auto-grow-height="false" fo:min-height="2.3437in" fo:min-width="2.416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g text:anchor-type="paragraph" draw:z-index="0" draw:style-name="gr1"><draw:custom-shape draw:name="Shape1" draw:style-name="gr2" draw:text-style-name="P2" svg:width="1.1669in" svg:height="0.7189in" svg:x="1.8303in" svg:y="0.8425in"><text:p text:style-name="P1">Requirement</text:p><text:p text:style-name="P1"><text:s/>gathering</text:p><draw:enhanced-geometry svg:viewBox="0 0 21600 21600" draw:type="rectangle" draw:enhanced-path="M 0 0 L 21600 0 21600 21600 0 21600 0 0 Z N"/></draw:custom-shape><draw:custom-shape draw:name="Shape1" draw:style-name="gr3" draw:text-style-name="P2" svg:width="1.1323in" svg:height="0.6461in" svg:x="5.6673in" svg:y="0.8114in"><text:p text:style-name="P1">Requirement</text:p><text:p text:style-name="P1"><text:s/>Analysis</text:p><draw:enhanced-geometry svg:viewBox="0 0 21600 21600" draw:type="rectangle" draw:enhanced-path="M 0 0 L 21600 0 21600 21600 0 21600 0 0 Z N"/></draw:custom-shape><draw:custom-shape draw:name="Shape1" draw:style-name="gr4" draw:text-style-name="P2" svg:width="1.1776in" svg:height="0.6043in" svg:x="1.8303in" svg:y="2.3843in"><text:p text:style-name="P1">System </text:p><text:p text:style-name="P1">Design</text:p><draw:enhanced-geometry svg:viewBox="0 0 21600 21600" draw:type="rectangle" draw:enhanced-path="M 0 0 L 21600 0 21600 21600 0 21600 0 0 Z N"/></draw:custom-shape><draw:custom-shape draw:name="Shape1" draw:style-name="gr5" draw:text-style-name="P2" svg:width="1.1358in" svg:height="0.5004in" svg:x="3.7264in" svg:y="2.3433in"><text:p text:style-name="P1">System </text:p><text:p text:style-name="P1">Implementation</text:p><draw:enhanced-geometry svg:viewBox="0 0 21600 21600" draw:type="rectangle" draw:enhanced-path="M 0 0 L 21600 0 21600 21600 0 21600 0 0 Z N"/></draw:custom-shape><draw:custom-shape draw:name="Shape1" draw:style-name="gr6" draw:text-style-name="P2" svg:width="0.9276in" svg:height="0.5004in" svg:x="2.0283in" svg:y="3.6343in"><text:p text:style-name="P1">System </text:p><text:p text:style-name="P1">Optimization</text:p><draw:enhanced-geometry svg:viewBox="0 0 21600 21600" draw:type="rectangle" draw:enhanced-path="M 0 0 L 21600 0 21600 21600 0 21600 0 0 Z N"/></draw:custom-shape><draw:custom-shape draw:name="Shape1" draw:style-name="gr7" draw:text-style-name="P3" svg:width="1.187in" svg:height="0.5012in" svg:x="5.6122in" svg:y="2.3634in"><text:p text:style-name="P1"><text:span text:style-name="T1">System</text:span></text:p><text:p text:style-name="P1"><text:span text:style-name="T1"><text:s/></text:span><text:span text:style-name="T1">Integration</text:span></text:p><draw:enhanced-geometry svg:viewBox="0 0 21600 21600" draw:type="rectangle" draw:enhanced-path="M 0 0 L 21600 0 21600 21600 0 21600 0 0 Z N"/></draw:custom-shape><draw:custom-shape draw:name="Shape1" draw:style-name="gr8" draw:text-style-name="P2" svg:width="1.2606in" svg:height="0.5004in" svg:x="5.6638in" svg:y="3.5508in"><text:p text:style-name="P1">System</text:p><text:p text:style-name="P1"><text:s/>Testing</text:p><draw:enhanced-geometry svg:viewBox="0 0 21600 21600" draw:type="rectangle" draw:enhanced-path="M 0 0 L 21600 0 21600 21600 0 21600 0 0 Z N"/></draw:custom-shape><draw:custom-shape draw:name="Shape1" draw:style-name="gr9" draw:text-style-name="P2" svg:width="0.8858in" svg:height="0.5004in" svg:x="5.9866in" svg:y="5.1445in"><text:p text:style-name="P1">Support</text:p><draw:enhanced-geometry svg:viewBox="0 0 21600 21600" draw:type="rectangle" draw:enhanced-path="M 0 0 L 21600 0 21600 21600 0 21600 0 0 Z N"/></draw:custom-shape><draw:custom-shape draw:name="Shape1" draw:style-name="gr10" draw:text-style-name="P2" svg:width="1.2398in" svg:height="0.5004in" svg:x="2.0181in" svg:y="5.0717in"><text:p text:style-name="P1">Hand Over</text:p><draw:enhanced-geometry svg:viewBox="0 0 21600 21600" draw:type="rectangle" draw:enhanced-path="M 0 0 L 21600 0 21600 21600 0 21600 0 0 Z N"/></draw:custom-shape><draw:custom-shape draw:name="Shape2" draw:style-name="gr11" svg:width="0.7189in" svg:height="0.115in" svg:x="3.0075in" svg:y="2.5717in"><text:p/><draw:enhanced-geometry svg:viewBox="0 0 21600 21600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2" draw:style-name="gr12" draw:text-style-name="P4" svg:width="0.7205in" svg:height="0.1685in" svg:x="4.8921in" svg:y="2.5091in"><text:p/><draw:enhanced-geometry svg:viewBox="0 0 21600 21600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2" draw:style-name="gr13" draw:text-style-name="P4" svg:width="2.7087in" svg:height="0.1689in" svg:x="3.2575in" svg:y="5.3217in"><text:p/><draw:enhanced-geometry svg:viewBox="0 0 21600 21600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2" draw:style-name="gr13" draw:text-style-name="P4" svg:width="2.7087in" svg:height="0.1689in" svg:x="2.9555in" svg:y="3.8008in"><text:p/><draw:enhanced-geometry svg:viewBox="0 0 21600 21600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2" draw:style-name="gr12" draw:text-style-name="P4" svg:width="0.7205in" svg:height="0.1685in" svg:x="4.8921in" svg:y="2.5091in"><text:p/><draw:enhanced-geometry svg:viewBox="0 0 21600 21600" draw:mirror-vertical="false" draw:mirror-horizontal="false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name="Shape3" draw:style-name="gr14" draw:text-style-name="P1" svg:x1="6.2681in" svg:y1="1.4571in" svg:x2="6.2681in" svg:y2="1.8528in"><text:p/></draw:line><draw:line draw:name="Shape4" draw:style-name="gr14" draw:text-style-name="P1" svg:x1="6.2681in" svg:y1="1.8535in" svg:x2="2.7681in" svg:y2="1.8535in"><text:p/></draw:line><draw:custom-shape draw:name="Shape5" draw:style-name="gr15" svg:width="0.1043in" svg:height="0.5315in" svg:x="2.7055in" svg:y="1.8535in"><text:p/><draw:enhanced-geometry svg:viewBox="0 0 21600 21600" draw:text-areas="?f0 0 ?f2 ?f5" draw:type="down-arrow" draw:modifiers="14832.375979112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name="Shape3" draw:style-name="gr14" draw:text-style-name="P5" svg:x1="6.0909in" svg:y1="2.8846in" svg:x2="6.0909in" svg:y2="3.2063in"><text:p/></draw:line><draw:line draw:name="Shape4" draw:style-name="gr14" draw:text-style-name="P1" svg:x1="6.0909in" svg:y1="3.1862in" svg:x2="2.5909in" svg:y2="3.1862in"><text:p/></draw:line><draw:custom-shape draw:name="Shape5" draw:style-name="gr16" svg:width="0.1043in" svg:height="0.4587in" svg:x="2.539in" svg:y="3.176in"><text:p/><draw:enhanced-geometry svg:viewBox="0 0 21600 21600" draw:text-areas="?f0 0 ?f2 ?f5" draw:type="down-arrow" draw:modifiers="14832.375979112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name="Shape3" draw:style-name="gr14" draw:text-style-name="P1" svg:x1="6.0181in" svg:y1="4.1035in" svg:x2="6.0181in" svg:y2="4.5126in"><text:p/></draw:line><draw:line draw:name="Shape4" draw:style-name="gr14" draw:text-style-name="P1" svg:x1="6.0181in" svg:y1="4.5118in" svg:x2="2.5591in" svg:y2="4.5118in"><text:p/></draw:line><draw:custom-shape draw:name="Shape5" draw:style-name="gr17" svg:width="0.1031in" svg:height="0.5496in" svg:x="2.4972in" svg:y="4.5118in"><text:p/><draw:enhanced-geometry svg:viewBox="0 0 21600 21600" draw:text-areas="?f0 0 ?f2 ?f5" draw:type="down-arrow" draw:modifiers="14832.375979112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2" draw:style-name="gr18" draw:text-style-name="P4" svg:width="2.6705in" svg:height="0.1689in" svg:x="2.9972in" svg:y="1.0717in"><text:p/><draw:enhanced-geometry svg:viewBox="0 0 21600 21600" draw:text-areas="0 ?f0 ?f5 ?f2" draw:type="right-arrow" draw:modifiers="19852.7277613545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6" draw:style-name="gr19" draw:text-style-name="P6" svg:width="4.4795in" svg:height="0.3543in" svg:x="1.0492in" svg:y="0.1134in"><text:p text:style-name="P1"><text:span text:style-name="T2">CUEA LIB </text:span><text:span text:style-name="T2">NOTIFIER</text:span></text:p><text:p text:style-name="P1"><text:span text:style-name="T2">SYSTEM </text:span><text:span text:style-name="T2">DESIGN</text:span></text:p><draw:enhanced-geometry svg:viewBox="0 0 21600 21600" draw:type="rectangle" draw:enhanced-path="M 0 0 L 21600 0 21600 21600 0 21600 0 0 Z N"/></draw:custom-shape><draw:custom-shape draw:name="Shape7" draw:style-name="gr20" draw:text-style-name="P9" svg:width="1.8335in" svg:height="2.5732in" svg:x="-0.3362in" svg:y="0.7488in"><text:p text:style-name="P7"><text:span text:style-name="T3">K</text:span><text:span text:style-name="T3">E</text:span><text:span text:style-name="T3">Y</text:span></text:p><text:p text:style-name="P8"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<text:p text:style-name="P8"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<text:p text:style-name="P8"><text:span text:style-name="T1">H</text:span><text:span text:style-name="T1">A</text:span><text:span text:style-name="T1">N</text:span><text:span text:style-name="T1">D</text:span><text:span text:style-name="T1"> </text:span><text:span text:style-name="T1">O</text:span><text:span text:style-name="T1">V</text:span><text:span text:style-name="T1">E</text:span><text:span text:style-name="T1">R</text:span></text:p><draw:enhanced-geometry svg:viewBox="0 0 21600 21600" draw:type="rectangle" draw:enhanced-path="M 0 0 L 21600 0 21600 21600 0 21600 0 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custom-shape draw:name="Shape2" draw:style-name="gr21" draw:text-style-name="P11" svg:width="2.4386in" svg:height="2.2114in" svg:x="4.8618in" svg:y="5.1638in"><text:p text:style-name="P1"><text:span text:style-name="T3">N</text:span><text:span text:style-name="T3">o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a</text:span><text:span text:style-name="T3">g</text:span><text:span text:style-name="T3">e</text:span></text:p><text:p text:style-name="P10"><text:span text:style-name="T4"><text:tab/></text:span><text:span text:style-name="T4">B</text:span><text:span text:style-name="T4">o</text:span><text:span text:style-name="T4">o</text:span><text:span text:style-name="T4">k</text:span><text:span text:style-name="T4"> </text:span><text:span text:style-name="T4">T</text:span><text:span text:style-name="T4">i</text:span><text:span text:style-name="T4">t</text:span><text:span text:style-name="T4">t</text:span><text:span text:style-name="T4">l</text:span><text:span text:style-name="T4">e</text:span></text:p><text:p text:style-name="P10"><text:span text:style-name="T4"><text:tab/></text:span><text:span text:style-name="T4">B</text:span><text:span text:style-name="T4">o</text:span><text:span text:style-name="T4">o</text:span><text:span text:style-name="T4">k</text:span><text:span text:style-name="T4"> </text:span><text:span text:style-name="T4">A</text:span><text:span text:style-name="T4">u</text:span><text:span text:style-name="T4">t</text:span><text:span text:style-name="T4">h</text:span><text:span text:style-name="T4">o</text:span><text:span text:style-name="T4">r</text:span></text:p><text:p text:style-name="P10"><text:span text:style-name="T4"><text:tab/></text:span><text:span text:style-name="T4">D</text:span><text:span text:style-name="T4">a</text:span><text:span text:style-name="T4">t</text:span><text:span text:style-name="T4">e</text:span><text:span text:style-name="T4"> </text:span><text:span text:style-name="T4">B</text:span><text:span text:style-name="T4">o</text:span><text:span text:style-name="T4">r</text:span><text:span text:style-name="T4">r</text:span><text:span text:style-name="T4">o</text:span><text:span text:style-name="T4">w</text:span><text:span text:style-name="T4">e</text:span><text:span text:style-name="T4">d</text:span></text:p><text:p text:style-name="P10"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o</text:span><text:span text:style-name="T4">o</text:span><text:span text:style-name="T4">k</text:span></text:p><text:p text:style-name="P10"><text:span text:style-name="T4">I</text:span><text:span text:style-name="T4">f</text:span><text:span text:style-name="T4"> </text:span><text:span text:style-name="T4">d</text:span><text:span text:style-name="T4">a</text:span><text:span text:style-name="T4">y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e</text:span><text:span text:style-name="T4">x</text:span><text:span text:style-name="T4">c</text:span><text:span text:style-name="T4">e</text:span><text:span text:style-name="T4">e</text:span><text:span text:style-name="T4">d</text:span><text:span text:style-name="T4">e</text:span><text:span text:style-name="T4">d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 </text:span><text:span text:style-name="T4">c</text:span><text:span text:style-name="T4">h</text:span><text:span text:style-name="T4">a</text:span><text:span text:style-name="T4">r</text:span><text:span text:style-name="T4">g</text:span><text:span text:style-name="T4">i</text:span><text:span text:style-name="T4">n</text:span><text:span text:style-name="T4">g</text:span><text:span text:style-name="T4"> </text:span></text:p><draw:enhanced-geometry svg:viewBox="0 0 21600 21600" draw:type="rectangle" draw:enhanced-path="M 0 0 L 21600 0 21600 21600 0 21600 0 0 Z N"/></draw:custom-shape><draw:custom-shape draw:name="Shape1" draw:style-name="gr22" draw:text-style-name="P12" svg:width="4.6567in" svg:height="1.0213in" svg:x="0.924in" svg:y="0.8646in"><text:p text:style-name="P1"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/text:p><draw:enhanced-geometry svg:viewBox="0 0 21600 21600" draw:type="rectangle" draw:enhanced-path="M 0 0 L 21600 0 21600 21600 0 21600 0 0 Z N"/></draw:custom-shape><draw:custom-shape draw:name="Shape2" draw:style-name="gr23" draw:text-style-name="P13" svg:width="2.3657in" svg:height="2.2921in" svg:x="4.872in" svg:y="2.3957in"><text:p text:style-name="P1"><text:span text:style-name="T6">Home Page</text:span></text:p><text:p text:style-name="P10"><text:span text:style-name="T7">List of Books </text:span><text:span text:style-name="T7">(tittle,author,publi</text:span><text:span text:style-name="T7">sh)</text:span></text:p><text:p text:style-name="P10"><text:span text:style-name="T7">Search bar</text:span></text:p><draw:enhanced-geometry svg:viewBox="0 0 21600 21600" draw:type="rectangle" draw:enhanced-path="M 0 0 L 21600 0 21600 21600 0 21600 0 0 Z N"/></draw:custom-shape><draw:custom-shape draw:name="Shape2" draw:style-name="gr24" draw:text-style-name="P14" svg:width="2.7303in" svg:height="2.2925in" svg:x="-0.6071in" svg:y="2.4165in"><text:p text:style-name="P1"><text:span text:style-name="T3">Login Page</text:span></text:p><text:p text:style-name="P10"><text:span text:style-name="T4"><text:tab/></text:span><text:span text:style-name="T4">Reg Number</text:span></text:p><text:p text:style-name="P10"><text:span text:style-name="T4"><text:tab/></text:span><text:span text:style-name="T4">Password</text:span></text:p><draw:enhanced-geometry svg:viewBox="0 0 21600 21600" draw:type="rectangle" draw:enhanced-path="M 0 0 L 21600 0 21600 21600 0 21600 0 0 Z N"/></draw:custom-shape><draw:custom-shape draw:name="Shape2" draw:style-name="gr25" draw:text-style-name="P13" svg:width="2.6453in" svg:height="2.2098in" svg:x="-0.5343in" svg:y="5.0925in"><text:p text:style-name="P1"><text:span text:style-name="T6">Borrow Book </text:span><text:span text:style-name="T6">Page</text:span></text:p><text:p text:style-name="P10"><text:span text:style-name="T7"><text:tab/></text:span><text:span text:style-name="T7">Date of </text:span><text:span text:style-name="T7">borrow</text:span></text:p><text:p text:style-name="P10"><text:span text:style-name="T7"><text:tab/></text:span><text:span text:style-name="T7">Return </text:span><text:span text:style-name="T7">Date</text:span></text:p><text:p text:style-name="P10"><text:span text:style-name="T7"><text:tab/></text:span><text:span text:style-name="T7">Deny if </text:span><text:span text:style-name="T7">more than two </text:span><text:span text:style-name="T7">books</text:span></text:p><text:p text:style-name="P10"><text:span text:style-name="T7"/></text:p><draw:enhanced-geometry svg:viewBox="0 0 21600 21600" draw:type="rectangle" draw:enhanced-path="M 0 0 L 21600 0 21600 21600 0 21600 0 0 Z N"/></draw:custom-shape><draw:custom-shape draw:name="Shape2" draw:style-name="gr26" draw:text-style-name="P13" svg:width="2.3441in" svg:height="2.2504in" svg:x="2.2472in" svg:y="5.1248in"><text:p text:style-name="P1"><text:span text:style-name="T6">Profile Page</text:span></text:p><text:p text:style-name="P10"><text:span text:style-name="T7"><text:tab/></text:span><text:span text:style-name="T7">Profile Picture</text:span></text:p><text:p text:style-name="P10"><text:span text:style-name="T7"><text:tab/></text:span><text:span text:style-name="T7">Name</text:span></text:p><text:p text:style-name="P10"><text:span text:style-name="T7"><text:tab/></text:span><text:span text:style-name="T7"><text:tab/></text:span><text:span text:style-name="T7">Reg Number</text:span></text:p><text:p text:style-name="P10"><text:span text:style-name="T7"><text:tab/></text:span><text:span text:style-name="T7">Gender</text:span></text:p><text:p text:style-name="P10"><text:span text:style-name="T7"><text:tab/></text:span><text:span text:style-name="T7">Books read</text:span></text:p><text:p text:style-name="P10"><text:span text:style-name="T7"><text:tab/></text:span><text:span text:style-name="T7">Log out</text:span></text:p><draw:enhanced-geometry svg:viewBox="0 0 21600 21600" draw:type="rectangle" draw:enhanced-path="M 0 0 L 21600 0 21600 21600 0 21600 0 0 Z N"/></draw:custom-shape><draw:custom-shape draw:name="Shape2" draw:style-name="gr27" draw:text-style-name="P13" svg:width="2.4169in" svg:height="2.3441in" svg:x="2.2157in" svg:y="2.4272in"><text:p text:style-name="P1"><text:span text:style-name="T6">Sign Up page</text:span></text:p><text:p text:style-name="P10"><text:span text:style-name="T7"><text:tab/></text:span><text:span text:style-name="T7">Reg Number</text:span></text:p><text:p text:style-name="P10"><text:span text:style-name="T7"><text:tab/></text:span><text:span text:style-name="T7">Gender</text:span></text:p><text:p text:style-name="P10"><text:span text:style-name="T7"><text:tab/></text:span><text:span text:style-name="T7">Password</text:span></text:p><text:p text:style-name="P10"><text:span text:style-name="T7"><text:tab/></text:span><text:span text:style-name="T7">Confirm Password</text:span></text:p><text:p text:style-name="P10"><text:span text:style-name="T7"><text:tab/></text:span><text:span text:style-name="T7">Department</text:span></text:p><draw:enhanced-geometry svg:viewBox="0 0 21600 21600" draw:type="rectangle" draw:enhanced-path="M 0 0 L 21600 0 21600 21600 0 21600 0 0 Z N"/></draw:custom-shap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24:39.170917735</meta:creation-date>
    <meta:editing-duration>PT25M32S</meta:editing-duration>
    <meta:editing-cycles>11</meta:editing-cycles>
    <meta:generator>LibreOffice/5.1.6.2$Linux_X86_64 LibreOffice_project/10m0$Build-2</meta:generator>
    <dc:date>2018-02-21T13:34:30.303969837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